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C000003843D2715BE20AA776D.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Arial3" svg:font-family="Arial, sans-serif"/>
    <style:font-face style:name="Arial" svg:font-family="Arial" style:font-pitch="variable"/>
    <style:font-face style:name="Arial2" svg:font-family="Arial, sans-serif"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ff8000" draw:marker-start-width="0.5cm" draw:marker-end-width="0.5cm" draw:fill="bitmap" draw:fill-image-name="Dalmo-perfil" draw:fill-image-width="3.3cm" draw:fill-image-height="3.81cm" style:repeat="no-repeat" draw:fill-image-ref-point-x="0%" draw:fill-image-ref-point-y="0%" draw:fill-image-ref-point="center" draw:tile-repeat-offset="0% vertical" draw:textarea-horizontal-align="justify" draw:textarea-vertical-align="middle" draw:auto-grow-height="false" fo:min-height="2.026cm" fo:min-width="1.776cm" fo:padding-top="0.225cm" fo:padding-bottom="0.225cm" fo:padding-left="0.35cm" fo:padding-right="0.35cm"/>
    </style:style>
    <style:style style:name="gr2" style:family="graphic">
      <style:graphic-properties style:protect="size"/>
    </style:style>
    <style:style style:name="pr1" style:family="presentation" style:parent-style-name="Padrão-title">
      <style:graphic-properties fo:min-height="2.629cm"/>
      <style:paragraph-properties style:writing-mode="lr-tb"/>
    </style:style>
    <style:style style:name="pr2" style:family="presentation" style:parent-style-name="Padrão-subtitle">
      <style:graphic-properties draw:fill-color="#ffffff" fo:min-height="11.315cm"/>
      <style:paragraph-properties style:writing-mode="lr-tb"/>
    </style:style>
    <style:style style:name="pr3" style:family="presentation" style:parent-style-name="Padrão-notes">
      <style:graphic-properties draw:fill-color="#ffffff" fo:min-height="13.364cm"/>
      <style:paragraph-properties style:writing-mode="lr-tb"/>
    </style:style>
    <style:style style:name="pr4" style:family="presentation" style:parent-style-name="Padrão-title">
      <style:graphic-properties fo:min-height="1.372cm"/>
      <style:paragraph-properties style:writing-mode="lr-tb"/>
    </style:style>
    <style:style style:name="pr5" style:family="presentation" style:parent-style-name="Padrão-outline1">
      <style:graphic-properties fo:min-height="8.884cm"/>
      <style:paragraph-properties style:writing-mode="lr-tb"/>
    </style:style>
    <style:style style:name="P1" style:family="paragraph">
      <style:paragraph-properties fo:margin-left="0cm" fo:margin-right="0cm" fo:text-align="center" fo:text-indent="0cm"/>
    </style:style>
    <style:style style:name="P2" style:family="paragraph">
      <style:paragraph-properties style:writing-mode="lr-tb"/>
      <style:text-properties fo:font-size="25pt" style:font-size-asian="25pt" style:font-size-complex="25pt"/>
    </style:style>
    <style:style style:name="P3" style:family="paragraph">
      <style:paragraph-properties fo:text-align="start"/>
    </style:style>
    <style:style style:name="P4" style:family="paragraph">
      <style:paragraph-properties fo:margin-left="0cm" fo:margin-right="0cm" fo:margin-top="0.529cm" fo:margin-bottom="0.529cm" fo:text-align="center" fo:text-indent="0cm"/>
    </style:style>
    <style:style style:name="P5" style:family="paragraph">
      <loext:graphic-properties draw:fill-color="#ffffff"/>
      <style:paragraph-properties fo:text-align="start" style:writing-mode="lr-tb"/>
    </style:style>
    <style:style style:name="P6" style:family="paragraph">
      <loext:graphic-properties draw:fill="bitmap" draw:fill-image-name="Dalmo-perfil" draw:fill-image-width="3.3cm" draw:fill-image-height="3.81cm" style:repeat="no-repeat" draw:fill-image-ref-point-x="0%" draw:fill-image-ref-point-y="0%" draw:fill-image-ref-point="center" draw:tile-repeat-offset="0% vertical"/>
      <style:paragraph-properties fo:text-align="center"/>
    </style:style>
    <style:style style:name="P7" style:family="paragraph">
      <loext:graphic-properties draw:fill-color="#ffffff"/>
      <style:paragraph-properties style:writing-mode="lr-tb"/>
    </style:style>
    <style:style style:name="P8" style:family="paragraph">
      <style:paragraph-properties fo:margin-top="0.529cm" fo:margin-bottom="0.529cm" fo:text-align="start"/>
    </style:style>
    <style:style style:name="P9" style:family="paragraph">
      <style:paragraph-properties fo:margin-top="0.529cm" fo:margin-bottom="0.529cm" style:writing-mode="lr-tb"/>
      <style:text-properties fo:font-size="25pt" style:font-size-asian="25pt" style:font-size-complex="25pt"/>
    </style:style>
    <style:style style:name="P10" style:family="paragraph">
      <style:paragraph-properties fo:text-align="justify"/>
    </style:style>
    <style:style style:name="P11" style:family="paragraph">
      <style:paragraph-properties style:writing-mode="lr-tb"/>
      <style:text-properties fo:font-size="24pt" style:font-size-asian="24pt" style:font-size-complex="24pt"/>
    </style:style>
    <style:style style:name="P12" style:family="paragraph">
      <style:paragraph-properties fo:margin-left="0cm" fo:margin-right="0cm" fo:margin-top="0.529cm" fo:margin-bottom="0.529cm" fo:text-align="justify" fo:text-indent="1cm"/>
    </style:style>
    <style:style style:name="P13" style:family="paragraph">
      <style:paragraph-properties fo:margin-left="0cm" fo:margin-right="0cm" fo:margin-top="0.529cm" fo:margin-bottom="0.529cm" fo:line-height="115%" fo:text-align="justify" fo:text-indent="1cm" style:text-autospace="none"/>
    </style:style>
    <style:style style:name="P14" style:family="paragraph">
      <style:paragraph-properties style:writing-mode="lr-tb"/>
    </style:style>
    <style:style style:name="P15" style:family="paragraph">
      <loext:graphic-properties draw:fill-color="#ffffff"/>
      <style:paragraph-properties style:writing-mode="lr-tb"/>
      <style:text-properties fo:font-size="20pt"/>
    </style:style>
    <style:style style:name="T1" style:family="text">
      <style:text-properties fo:font-size="25pt" style:font-size-asian="25pt" style:font-size-complex="25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style:font-size-asian="24pt" style:font-size-complex="24pt"/>
    </style:style>
    <style:style style:name="T4" style:family="text">
      <style:text-properties fo:color="#000000" loext:opacity="100%" style:font-name="Arial1" fo:font-size="25pt" style:font-size-asian="25pt" style:font-name-complex="Arial1" style:font-size-complex="25pt"/>
    </style:style>
    <style:style style:name="T5" style:family="text">
      <style:text-properties fo:color="#2a6099" loext:opacity="100%" style:font-name="Arial1" fo:font-size="20pt" fo:font-weight="bold" style:font-size-asian="20pt" style:font-weight-asian="bold" style:font-name-complex="Arial1" style:font-size-complex="20pt" style:font-weight-complex="bold"/>
    </style:style>
    <style:style style:name="T6" style:family="text">
      <style:text-properties fo:color="#000000" loext:opacity="100%" style:font-name="Arial1" fo:font-size="20pt" fo:font-weight="bold" style:font-size-asian="20pt" style:font-weight-asian="bold" style:font-name-complex="Arial1" style:font-size-complex="20pt" style:font-weight-complex="bold"/>
    </style:style>
    <style:style style:name="T7" style:family="text">
      <style:text-properties fo:color="#000000" loext:opacity="100%" style:font-name="Arial1" fo:font-size="20pt" style:font-size-asian="20pt" style:font-name-complex="Arial1" style:font-size-complex="20pt"/>
    </style:style>
    <style:style style:name="T8" style:family="text">
      <style:text-properties fo:color="#c9211e" loext:opacity="100%" style:font-name="Arial1" fo:font-size="20pt" fo:font-weight="bold" style:font-size-asian="20pt" style:font-weight-asian="bold" style:font-name-complex="Arial1" style:font-size-complex="20pt" style:font-weight-complex="bold"/>
    </style:style>
    <style:style style:name="T9" style:family="text">
      <style:text-properties fo:font-size="24pt" fo:font-weight="bold" fo:background-color="#ffff00" style:font-size-asian="24pt" style:font-weight-asian="bold" style:font-size-complex="24pt" style:font-weight-complex="bold"/>
    </style:style>
    <style:style style:name="T10" style:family="text">
      <style:text-properties fo:color="#ff8000" loext:opacity="100%"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fo:color="#000000" loext:opacity="100%" style:font-name="Arial1" fo:font-size="24pt" fo:font-weight="bold" fo:background-color="#ffff00" style:font-size-asian="24pt" style:font-weight-asian="bold" style:font-name-complex="Arial1" style:font-size-complex="24pt" style:font-weight-complex="bold"/>
    </style:style>
    <style:style style:name="T12" style:family="text">
      <style:text-properties fo:color="#000000" loext:opacity="100%" style:font-name="Arial1" fo:font-size="24pt" style:font-size-asian="24pt" style:font-name-complex="Arial1" style:font-size-complex="24pt"/>
    </style:style>
    <style:style style:name="T13" style:family="text">
      <style:text-properties fo:color="#000000" loext:opacity="100%" style:font-name="Arial3" fo:font-size="24pt" style:font-size-asian="24pt" style:font-name-complex="Arial3" style:font-size-complex="24pt"/>
    </style:style>
    <style:style style:name="T14" style:family="text">
      <style:text-properties fo:color="#2a6099" loext:opacity="100%" style:font-name="Arial1" fo:font-size="24pt" fo:font-style="italic" fo:font-weight="normal" style:font-size-asian="24pt" style:font-style-asian="italic" style:font-weight-asian="normal" style:font-name-complex="Arial1" style:font-size-complex="24pt" style:font-style-complex="italic" style:font-weight-complex="normal"/>
    </style:style>
    <style:style style:name="T15" style:family="text">
      <style:text-properties fo:color="#2a6099" loext:opacity="100%" style:font-name="Arial1" fo:font-size="24pt" fo:font-style="italic" style:font-size-asian="24pt" style:font-style-asian="italic" style:font-name-complex="Arial1" style:font-size-complex="24pt" style:font-style-complex="italic"/>
    </style:style>
    <style:style style:name="T16" style:family="text">
      <style:text-properties fo:font-weight="bold" fo:background-color="#ffff00" style:font-weight-asian="bold" style:font-weight-complex="bold"/>
    </style:style>
    <style:style style:name="T17" style:family="text">
      <style:text-properties fo:color="#2a6099" loext:opacity="100%" style:font-name="Arial3" fo:font-size="24pt" fo:font-style="italic" style:font-size-asian="24pt" style:font-style-asian="italic" style:font-name-complex="Arial3" style:font-size-complex="24pt" style:font-style-complex="italic"/>
    </style:style>
    <style:style style:name="T18" style:family="text">
      <style:text-properties fo:color="#c9211e" loext:opacity="100%" style:font-name="Arial1" fo:font-size="24pt" style:font-size-asian="24pt" style:font-name-complex="Arial1" style:font-size-complex="24pt"/>
    </style:style>
    <style:style style:name="T19" style:family="text">
      <style:text-properties fo:color="#c9211e" loext:opacity="100%" style:font-name="Arial3" fo:font-size="24pt" style:font-size-asian="24pt" style:font-name-complex="Arial3" style:font-size-complex="24pt"/>
    </style:style>
    <style:style style:name="T20" style:family="text">
      <style:text-properties fo:color="#2a6099" loext:opacity="100%" fo:font-weight="bold" style:font-weight-asian="bold" style:font-weight-complex="bold"/>
    </style:style>
    <style:style style:name="T21" style:family="text">
      <style:text-properties fo:color="#ff0000" loext:opacity="100%" fo:font-weight="bold" style:font-weight-asian="bold" style:font-weight-complex="bold"/>
    </style:style>
    <style:style style:name="T22" style:family="text">
      <style:text-properties fo:color="#3465a4"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text-style-name="P2" draw:layer="layout" svg:width="25.199cm" svg:height="2.629cm" svg:x="1.4cm" svg:y="0.628cm" presentation:class="title" presentation:user-transformed="true">
          <draw:text-box>
            <text:p text:style-name="P1"><text:span text:style-name="T1">Lei Geral de Proteção de Dados Pessoais</text:span></text:p>
          </draw:text-box>
        </draw:frame>
        <draw:frame presentation:style-name="pr2" draw:text-style-name="P5" draw:layer="layout" svg:width="25.199cm" svg:height="11.315cm" svg:x="1.4cm" svg:y="3.685cm" presentation:class="subtitle" presentation:user-transformed="true">
          <draw:text-box>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LGPD)</text:span></text:p>
            <text:p text:style-name="P3"><text:span text:style-name="T3"><text:tab/></text:span><text:span text:style-name="T3"><text:tab/></text:span><text:span text:style-name="T3"><text:tab/></text:span><text:span text:style-name="T3"><text:tab/></text:span><text:span text:style-name="T3"><text:tab/></text:span><text:span text:style-name="T3"><text:tab/></text:span><text:span text:style-name="T3">Por Dalmo Mendes</text:span></text:p>
            <text:p text:style-name="P3"><text:span text:style-name="T3"><text:tab/></text:span><text:span text:style-name="T3"><text:tab/></text:span><text:span text:style-name="T3"><text:tab/></text:span><text:span text:style-name="T3"><text:tab/></text:span><text:span text:style-name="T3"><text:tab/></text:span><text:span text:style-name="T3"><text:tab/></text:span><text:span text:style-name="T3">Esp. em Segurança de Redes</text:span></text:p>
            <text:p text:style-name="P3"><text:span text:style-name="T3"><text:tab/></text:span><text:span text:style-name="T3"><text:tab/></text:span><text:span text:style-name="T3"><text:tab/></text:span><text:span text:style-name="T3"><text:tab/></text:span><text:span text:style-name="T3"><text:tab/></text:span><text:span text:style-name="T3"><text:tab/></text:span><text:span text:style-name="T3">Boa Vista-RR</text:span></text:p>
            <text:p/>
            <text:p text:style-name="P4"><text:span text:style-name="T4">CAPÍTULO I - DISPOSIÇÕES PRELIMINARES</text:span></text:p>
            <text:p text:style-name="P4"><text:span text:style-name="T4"/></text:p>
            <text:p text:style-name="P4"><text:span text:style-name="T5">Site</text:span><text:span text:style-name="T6">: ceproirr</text:span><text:span text:style-name="T7">.com.br | </text:span><text:span text:style-name="T8">Gmail</text:span><text:span text:style-name="T7">: dalmosilvamendes@gmail.com</text:span></text:p>
          </draw:text-box>
        </draw:frame>
        <draw:custom-shape draw:style-name="gr1" draw:text-style-name="P6" draw:layer="layout" svg:width="3.5cm" svg:height="3.5cm" svg:x="4.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list text:style-name="L2">
              <text:list-item>
                <text:p text:style-name="P10"><text:span text:style-name="T9">Art. 1º</text:span><text:span text:style-name="T3"> Esta Lei dispõe sobre o tratamento de dados pessoais, inclusive nos meios digitais, por pessoa natural ou por pessoa jurídica de direito público ou privado, com o objetivo de proteger os direitos fundamentais de liberdade e de privacidade e o livre desenvolvimento da personalidade da pessoa natural.</text:span></text:p>
              </text:list-item>
              <text:list-item>
                <text:p text:style-name="P10"><text:span text:style-name="T10">Parágrafo único</text:span><text:span text:style-name="T3">. As normas gerais contidas nesta Lei são de interesse nacional e devem ser observadas pela União, Estados, Distrito Federal e Municípios.</text:span></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p text:style-name="P12"><text:span text:style-name="T11">Art. 2º </text:span><text:span text:style-name="T12">A disciplina da proteção de dados pessoais tem como fundamentos:</text:span></text:p>
            <text:p text:style-name="P12"><text:span text:style-name="T12">I - o respeito à privacidade;</text:span></text:p>
            <text:p text:style-name="P12"><text:span text:style-name="T12">II - a autodeterminação informativa;</text:span></text:p>
            <text:p text:style-name="P12"><text:span text:style-name="T12">III - a liberdade de expressão, de informação, de comunicação e de opinião;</text:span></text:p>
            <text:p text:style-name="P12"><text:span text:style-name="T12">IV - a inviolabilidade da intimidade, da honra e da imagem;</text:span></text:p>
            <text:p text:style-name="P12"><text:span text:style-name="T12">V - o desenvolvimento econômico e tecnológico e a inovação;</text:span></text:p>
            <text:p text:style-name="P12"><text:span text:style-name="T12">VI - a livre iniciativa, a livre concorrência e a defesa do consumidor; e</text:span></text:p>
            <text:p text:style-name="P12"><text:span text:style-name="T12">VII - os direitos humanos, o livre desenvolvimento da personalidade, a dignidade e o exercício da cidadania pelas pessoas naturais.</text:span></text:p>
          </draw:text-box>
        </draw:frame>
        <presentation:notes draw:style-name="dp2">
          <draw:page-thumbnail draw:style-name="gr2"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p text:style-name="P12"><text:span text:style-name="T11">Art. 3º</text:span><text:span text:style-name="T12"> Esta Lei aplica-se a qualquer operação de tratamento realizada por pessoa natural ou por pessoa jurídica de direito público ou privado, independentemente do meio, do país de sua sede ou do país onde estejam localizados os dados, desde que:</text:span></text:p>
            <text:p text:style-name="P12"><text:span text:style-name="T12">I - a operação de tratamento seja realizada no território nacional;</text:span></text:p>
            <text:p text:style-name="P12"><text:span text:style-name="T13">II - a atividade de tratamento tenha por objetivo a oferta ou o fornecimento de bens ou serviços ou o tratamento de dados de indivíduos localizados no território nacional; </text:span></text:p>
            <text:p text:style-name="P12"><text:span text:style-name="T12">III - os dados pessoais objeto do tratamento tenham sido coletados no território nacional.</text:span></text:p>
          </draw:text-box>
        </draw:frame>
        <presentation:notes draw:style-name="dp2">
          <draw:page-thumbnail draw:style-name="gr2"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 text:style-name="P13"><text:span text:style-name="T11">Art. 3º…</text:span></text:p>
              </text:list-item>
            </text:list>
            <text:p text:style-name="P12"><text:span text:style-name="T14">§ 1º</text:span><text:span text:style-name="T12"> Consideram-se coletados no território nacional os dados pessoais cujo titular nele se encontre no momento da coleta.</text:span></text:p>
            <text:p text:style-name="P12"><text:span text:style-name="T15">§ 2º</text:span><text:span text:style-name="T12"> Excetua-se do disposto no inciso I deste artigo o tratamento de dados previsto no inciso IV do caput do art. 4º desta Lei.</text:span></text:p>
          </draw:text-box>
        </draw:frame>
        <presentation:notes draw:style-name="dp2">
          <draw:page-thumbnail draw:style-name="gr2"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list text:style-name="L3">
              <text:list-item>
                <text:p text:style-name="P12"><text:span text:style-name="T11">Art. 4º</text:span><text:span text:style-name="T12"> Esta Lei não se aplica ao tratamento de dados pessoais:</text:span></text:p>
              </text:list-item>
            </text:list>
            <text:p text:style-name="P12"><text:span text:style-name="T12">I - realizado por pessoa natural para fins exclusivamente particulares e não econômicos;</text:span></text:p>
            <text:p text:style-name="P12"><text:span text:style-name="T12">II - realizado para fins exclusivamente:</text:span></text:p>
            <text:p text:style-name="P12"><text:span text:style-name="T12">a) jornalístico e artísticos; ou</text:span></text:p>
            <text:p text:style-name="P12"><text:span text:style-name="T12">b) acadêmicos, aplicando-se a esta hipótese os arts. 7º e 11 desta Lei;</text:span></text:p>
          </draw:text-box>
        </draw:frame>
        <presentation:notes draw:style-name="dp2">
          <draw:page-thumbnail draw:style-name="gr2"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4º…</text:span></text:p>
              </text:list-item>
            </text:list>
            <text:p text:style-name="P12"><text:span text:style-name="T12">III - realizado para fins exclusivos de:</text:span></text:p>
            <text:p text:style-name="P12"><text:span text:style-name="T12">a) segurança pública;</text:span></text:p>
            <text:p text:style-name="P12"><text:span text:style-name="T12">b) defesa nacional;</text:span></text:p>
            <text:p text:style-name="P12"><text:span text:style-name="T12">c) segurança do Estado; ou</text:span></text:p>
            <text:p text:style-name="P12"><text:span text:style-name="T12">d) atividades de investigação e repressão de infrações penais; ou</text:span></text:p>
            <text:p text:style-name="P12"><text:span text:style-name="T12">IV - provenientes de fora do território nacional e que não sejam objeto de comunicação, uso compartilhado de dados com agentes de tratamento brasileiros ou objeto de transferência internacional de dados com outro país que não o de proveniência, desde que o país de proveniência proporcione grau de proteção de dados pessoais adequado ao previsto nesta Lei.</text:span></text:p>
          </draw:text-box>
        </draw:frame>
        <presentation:notes draw:style-name="dp2">
          <draw:page-thumbnail draw:style-name="gr2"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4º…</text:span></text:p>
              </text:list-item>
            </text:list>
            <text:p text:style-name="P12"><text:span text:style-name="T15">§ 1º</text:span><text:span text:style-name="T12"> O tratamento de dados pessoais previsto no inciso III será regido por legislação específica, que deverá prever medidas proporcionais e estritamente necessárias ao atendimento do interesse público, observados o devido processo legal, os princípios gerais de proteção e os direitos do titular previstos nesta Lei.</text:span></text:p>
            <text:p text:style-name="P12"><text:span text:style-name="T15">§ 2º</text:span><text:span text:style-name="T12"> É vedado o tratamento dos dados a que se refere o inciso III do caput deste artigo por pessoa de direito privado, exceto em procedimentos sob tutela de pessoa jurídica de direito público, que serão objeto de informe específico à autoridade nacional e que deverão observar a limitação imposta no § 4º deste artigo.</text:span></text:p>
          </draw:text-box>
        </draw:frame>
        <presentation:notes draw:style-name="dp2">
          <draw:page-thumbnail draw:style-name="gr2"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4º…</text:span></text:p>
              </text:list-item>
            </text:list>
            <text:p text:style-name="P12"><text:span text:style-name="T15">§ 3º</text:span><text:span text:style-name="T12"> A autoridade nacional emitirá opiniões técnicas ou recomendações referentes às exceções previstas no inciso III do caput deste artigo e deverá solicitar aos responsáveis relatórios de impacto à proteção de dados pessoais.</text:span></text:p>
            <text:p text:style-name="P12"><text:span text:style-name="T17">§ 4º</text:span><text:span text:style-name="T13"> Em nenhum caso a totalidade dos dados pessoais de banco de dados de que trata o inciso III do caput</text:span><text:span text:style-name="T12"> </text:span><text:span text:style-name="T13">deste artigo poderá ser tratada por pessoa de direito privado, salvo por aquela que possua capital integralmente constituído pelo poder público.</text:span><text:span text:style-name="T12">   </text:span></text:p>
          </draw:text-box>
        </draw:frame>
        <presentation:notes draw:style-name="dp2">
          <draw:page-thumbnail draw:style-name="gr2"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list text:style-name="L1">
              <text:list-item>
                <text:p text:style-name="P12"><text:span text:style-name="T11">Art. 5º</text:span><text:span text:style-name="T12"> Para os fins desta Lei, considera-se:</text:span></text:p>
              </text:list-item>
            </text:list>
            <text:p text:style-name="P12"><text:span text:style-name="T12">I - </text:span><text:span text:style-name="T18">dado pessoal:</text:span><text:span text:style-name="T12"> informação relacionada a pessoa natural identificada ou identificável;</text:span></text:p>
            <text:p text:style-name="P12"><text:span text:style-name="T12">II - </text:span><text:span text:style-name="T18">dado pessoal sensível:</text:span><text:span text:style-name="T12"> dado pessoal sobre origem racial ou étnica, convicção religiosa, opinião política, filiação a sindicato ou a organização de caráter religioso, filosófico ou político, dado referente à saúde ou à vida sexual, dado genético ou biométrico, quando vinculado a uma pessoa natural;</text:span></text:p>
            <text:p text:style-name="P12"><text:span text:style-name="T12">III - </text:span><text:span text:style-name="T18">dado anonimizado:</text:span><text:span text:style-name="T12"> dado relativo a titular que não possa ser identificado, considerando a utilização de meios técnicos razoáveis e disponíveis na ocasião de seu tratamento;</text:span></text:p>
            <text:p text:style-name="P12"><text:span text:style-name="T12">IV - </text:span><text:span text:style-name="T18">banco de dados</text:span><text:span text:style-name="T12">: conjunto estruturado de dados pessoais, estabelecido em um ou em vários locais, em suporte eletrônico ou físico;</text:span></text:p>
          </draw:text-box>
        </draw:frame>
        <presentation:notes draw:style-name="dp2">
          <draw:page-thumbnail draw:style-name="gr2"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5º…</text:span></text:p>
              </text:list-item>
            </text:list>
            <text:p text:style-name="P12"><text:span text:style-name="T12">V - </text:span><text:span text:style-name="T18">titular</text:span><text:span text:style-name="T12">: pessoa natural a quem se referem os dados pessoais que são objeto de tratamento;</text:span></text:p>
            <text:p text:style-name="P12"><text:span text:style-name="T12">VI - </text:span><text:span text:style-name="T18">controlador</text:span><text:span text:style-name="T12">: pessoa natural ou jurídica, de direito público ou privado, a quem competem as decisões referentes ao tratamento de dados pessoais;</text:span></text:p>
            <text:p text:style-name="P12"><text:span text:style-name="T12">VII - </text:span><text:span text:style-name="T18">operador</text:span><text:span text:style-name="T12">: pessoa natural ou jurídica, de direito público ou privado, que realiza o tratamento de dados pessoais em nome do controlador;</text:span></text:p>
            <text:p text:style-name="P12"><text:span text:style-name="T13">VIII - </text:span><text:span text:style-name="T19">encarregado</text:span><text:span text:style-name="T13">: pessoa indicada pelo controlador e operador para atuar como canal de comunicação entre o controlador, os titulares dos dados e a Autoridade Nacional de Proteção de Dados (ANPD);</text:span><text:span text:style-name="T12">  </text:span></text:p>
            <text:p text:style-name="P12"><text:span text:style-name="T12">IX - </text:span><text:span text:style-name="T18">agentes de tratamento</text:span><text:span text:style-name="T12">: o controlador e o operador;</text:span></text:p>
          </draw:text-box>
        </draw:frame>
        <presentation:notes draw:style-name="dp2">
          <draw:page-thumbnail draw:style-name="gr2" draw:layer="layout" svg:width="19.798cm" svg:height="11.136cm" svg:x="0.6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5º…</text:span></text:p>
              </text:list-item>
            </text:list>
            <text:p text:style-name="P12"><text:span text:style-name="T12">X - </text:span><text:span text:style-name="T18">tratamento</text:span><text:span text:style-name="T12">: toda operação realizada com dados pessoais, como as que se referem a coleta, produção, recepção, classificação, utilização, acesso, reprodução, transmissão, distribuição, processamento, arquivamento, armazenamento, eliminação, avaliação ou controle da informação, modificação, comunicação, transferência, difusão ou extração;</text:span></text:p>
            <text:p text:style-name="P12"><text:span text:style-name="T12">XI - </text:span><text:span text:style-name="T18">anonimização</text:span><text:span text:style-name="T12">: utilização de meios técnicos razoáveis e disponíveis no momento do tratamento, por meio dos quais um dado perde a possibilidade de associação, direta ou indireta, a um indivíduo;</text:span></text:p>
            <text:p text:style-name="P12"><text:span text:style-name="T12">XII - </text:span><text:span text:style-name="T18">consentimento</text:span><text:span text:style-name="T12">: manifestação livre, informada e inequívoca pela qual o titular concorda com o tratamento de seus dados pessoais para uma finalidade determinada;</text:span></text:p>
            <text:p text:style-name="P12"><text:span text:style-name="T12">XIII - </text:span><text:span text:style-name="T18">bloqueio</text:span><text:span text:style-name="T12">: suspensão temporária de qualquer operação de tratamento, mediante guarda do dado pessoal ou do banco de dados;</text:span></text:p>
          </draw:text-box>
        </draw:frame>
        <presentation:notes draw:style-name="dp2">
          <draw:page-thumbnail draw:style-name="gr2"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5º…</text:span></text:p>
              </text:list-item>
            </text:list>
            <text:p text:style-name="P12"><text:span text:style-name="T12">XIV - </text:span><text:span text:style-name="T18">eliminação</text:span><text:span text:style-name="T12">: exclusão de dado ou de conjunto de dados armazenados em banco de dados, independentemente do procedimento empregado;</text:span></text:p>
            <text:p text:style-name="P12"><text:span text:style-name="T12">XV - </text:span><text:span text:style-name="T18">transferência internacional de dados:</text:span><text:span text:style-name="T12"> transferência de dados pessoais para país estrangeiro ou organismo internacional do qual o país seja membro;</text:span></text:p>
            <text:p text:style-name="P12"><text:span text:style-name="T12">XVI - </text:span><text:span text:style-name="T18">uso compartilhado de dados:</text:span><text:span text:style-name="T12"> comunicação, difusão, transferência internacional, interconexão de dados pessoais ou tratamento compartilhado de bancos de dados pessoais por órgãos e entidades públicos no cumprimento de suas competências legais, ou entre esses e entes privados, reciprocamente, com autorização específica, para uma ou mais modalidades de tratamento permitidas por esses entes públicos, ou entre entes privados;</text:span></text:p>
          </draw:text-box>
        </draw:frame>
        <presentation:notes draw:style-name="dp2">
          <draw:page-thumbnail draw:style-name="gr2"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5º…</text:span></text:p>
              </text:list-item>
            </text:list>
            <text:p text:style-name="P12"><text:span text:style-name="T12">XVII - </text:span><text:span text:style-name="T18">relatório de impacto à proteção de dados pessoais:</text:span><text:span text:style-name="T12"> documentação do controlador que contém a descrição dos processos de tratamento de dados pessoais que podem gerar riscos às liberdades civis e aos direitos fundamentais, bem como medidas, salvaguardas e mecanismos de mitigação de risco;</text:span></text:p>
            <text:p text:style-name="P12"><text:span text:style-name="T13">XVIII - </text:span><text:span text:style-name="T19">órgão de pesquisa:</text:span><text:span text:style-name="T13"> órgão ou entidade da administração pública direta ou indireta ou pessoa jurídica de direito privado sem fins lucrativos legalmente constituída sob as leis brasileiras, com sede e foro no País, que inclua em sua missão institucional ou em seu objetivo social ou estatutário a pesquisa básica ou aplicada de caráter histórico, científico, tecnológico ou estatístico; e</text:span><text:span text:style-name="T12">     </text:span></text:p>
            <text:p text:style-name="P12"><text:span text:style-name="T13">XIX - </text:span><text:span text:style-name="T19">autoridade nacional</text:span><text:span text:style-name="T13">: órgão da administração pública responsável por zelar, implementar e fiscalizar o cumprimento desta Lei em todo o território nacional.</text:span><text:span text:style-name="T12">   </text:span></text:p>
          </draw:text-box>
        </draw:frame>
        <presentation:notes draw:style-name="dp2">
          <draw:page-thumbnail draw:style-name="gr2"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1" draw:layer="layout" svg:width="27cm" svg:height="12.5cm" svg:x="0.5cm" svg:y="2.5cm" presentation:class="outline" presentation:user-transformed="true">
          <draw:text-box>
            <text:p text:style-name="P12"><text:span text:style-name="T11">Art. 6º</text:span><text:span text:style-name="T12"> As atividades de tratamento de dados pessoais deverão observar a boa-fé e os seguintes princípios:</text:span></text:p>
            <text:p text:style-name="P12"><text:span text:style-name="T12">I - </text:span><text:span text:style-name="T18">finalidade</text:span><text:span text:style-name="T12">: realização do tratamento para propósitos legítimos, específicos, explícitos e informados ao titular, sem possibilidade de tratamento posterior de forma incompatível com essas finalidades;</text:span></text:p>
            <text:p text:style-name="P12"><text:span text:style-name="T12">II - </text:span><text:span text:style-name="T18">adequação</text:span><text:span text:style-name="T12">: compatibilidade do tratamento com as finalidades informadas ao titular, de acordo com o contexto do tratamento;</text:span></text:p>
            <text:p text:style-name="P12"><text:span text:style-name="T12">III - </text:span><text:span text:style-name="T18">necessidade</text:span><text:span text:style-name="T12">: limitação do tratamento ao mínimo necessário para a realização de suas finalidades, com abrangência dos dados pertinentes, proporcionais e não excessivos em relação às finalidades do tratamento de dados;</text:span></text:p>
          </draw:text-box>
        </draw:frame>
        <presentation:notes draw:style-name="dp2">
          <draw:page-thumbnail draw:style-name="gr2"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6º…</text:span></text:p>
              </text:list-item>
              <text:list-item>
                <text:p text:style-name="P13"><text:span text:style-name="T12">IV - </text:span><text:span text:style-name="T18">livre acesso</text:span><text:span text:style-name="T12">: garantia, aos titulares, de consulta facilitada e gratuita sobre a forma e a duração do tratamento, bem como sobre a integralidade de seus dados pessoais;</text:span></text:p>
              </text:list-item>
              <text:list-item>
                <text:p text:style-name="P13"><text:span text:style-name="T12">V - </text:span><text:span text:style-name="T18">qualidade dos dados</text:span><text:span text:style-name="T12">: garantia, aos titulares, de exatidão, clareza, relevância e atualização dos dados, de acordo com a necessidade e para o cumprimento da finalidade de seu tratamento;</text:span></text:p>
              </text:list-item>
              <text:list-item>
                <text:p text:style-name="P13"><text:span text:style-name="T12">VI - </text:span><text:span text:style-name="T18">transparência</text:span><text:span text:style-name="T12">: garantia, aos titulares, de informações claras, precisas e facilmente acessíveis sobre a realização do tratamento e os respectivos agentes de tratamento, observados os segredos comercial e industrial;</text:span></text:p>
              </text:list-item>
            </text:list>
          </draw:text-box>
        </draw:frame>
        <presentation:notes draw:style-name="dp2">
          <draw:page-thumbnail draw:style-name="gr2" draw:layer="layout" svg:width="19.798cm" svg:height="11.136cm" svg:x="0.6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4" draw:text-style-name="P9" draw:layer="layout" svg:width="25.199cm" svg:height="1.372cm" svg:x="1.4cm" svg:y="0.628cm" presentation:class="title" presentation:user-transformed="true">
          <draw:text-box>
            <text:p text:style-name="P8"><text:span text:style-name="T4">CAPÍTULO I - DISPOSIÇÕES PRELIMINARES</text:span></text:p>
          </draw:text-box>
        </draw:frame>
        <draw:frame presentation:style-name="pr5" draw:text-style-name="P14" draw:layer="layout" svg:width="27cm" svg:height="12.5cm" svg:x="0.5cm" svg:y="2.5cm" presentation:class="outline" presentation:user-transformed="true">
          <draw:text-box>
            <text:list text:style-name="L2">
              <text:list-item>
                <text:p><text:span text:style-name="T16">Art. 6º…</text:span></text:p>
              </text:list-item>
            </text:list>
            <text:p text:style-name="P12"><text:span text:style-name="T12">VII - </text:span><text:span text:style-name="T18">segurança</text:span><text:span text:style-name="T12">: utilização de medidas técnicas e administrativas aptas a proteger os dados pessoais de acessos não autorizados e de situações acidentais ou ilícitas de destruição, perda, alteração, comunicação ou difusão;</text:span></text:p>
            <text:p text:style-name="P12"><text:span text:style-name="T12">VIII - </text:span><text:span text:style-name="T18">prevenção</text:span><text:span text:style-name="T12">: adoção de medidas para prevenir a ocorrência de danos em virtude do tratamento de dados pessoais;</text:span></text:p>
            <text:p text:style-name="P12"><text:span text:style-name="T12">IX - não </text:span><text:span text:style-name="T18">discriminação</text:span><text:span text:style-name="T12">: impossibilidade de realização do tratamento para fins discriminatórios ilícitos ou abusivos;</text:span></text:p>
            <text:p text:style-name="P12"><text:span text:style-name="T12">X - </text:span><text:span text:style-name="T18">responsabilização e prestação de contas</text:span><text:span text:style-name="T12">: demonstração, pelo agente, da adoção de medidas eficazes e capazes de comprovar a observância e o cumprimento das normas de proteção de dados pessoais e, inclusive, da eficácia dessas medidas.</text:span></text:p>
          </draw:text-box>
        </draw:frame>
        <presentation:notes draw:style-name="dp2">
          <draw:page-thumbnail draw:style-name="gr2"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presentation:style-name="pr1" draw:text-style-name="P14" draw:layer="layout" svg:width="25.199cm" svg:height="2.629cm" svg:x="1.4cm" svg:y="0.628cm" presentation:class="title">
          <draw:text-box>
            <text:p>Redes Sociais</text:p>
          </draw:text-box>
        </draw:frame>
        <draw:frame presentation:style-name="pr5" draw:text-style-name="P14" draw:layer="layout" svg:width="25.199cm" svg:height="9.134cm" svg:x="1.4cm" svg:y="3.685cm" presentation:class="outline" presentation:user-transformed="true">
          <draw:text-box>
            <text:list text:style-name="L2">
              <text:list-item>
                <text:p><text:span text:style-name="T20">Contatos</text:span>:</text:p>
              </text:list-item>
              <text:list-item>
                <text:p><text:a xlink:href="http://www.ceproirr.com.br/" xlink:type="simple">www.ceproirr.com.br</text:a><text:s/></text:p>
              </text:list-item>
              <text:list-item>
                <text:p><text:a xlink:href="http://www.linkedin.com/in/dalmomendes/" xlink:type="simple">www.linkedin.com/in/dalmomendes/</text:a></text:p>
              </text:list-item>
              <text:list-item>
                <text:p><text:a xlink:href="http://www.facebook.com/ceproirr" xlink:type="simple">www.facebook.com/ceproirr</text:a><text:s/></text:p>
              </text:list-item>
              <text:list-item>
                <text:p><text:a xlink:href="http://www.instagram.com/ceproirr" xlink:type="simple">www.instagram.com/ceproirr</text:a><text:s/></text:p>
              </text:list-item>
              <text:list-item>
                <text:p><text:span text:style-name="T21">Gmail</text:span>: <text:a xlink:href="mailto:dalmosilvamendes@gmail.com" xlink:type="simple">dalmosilvamendes@gmail.com</text:a></text:p>
              </text:list-item>
              <text:list-item>
                <text:p><text:span text:style-name="T22">Hotmail</text:span>: <text:a xlink:href="mailto:web-dalmo@hotmail.com" xlink:type="simple">web-dalmo@hotmail.com</text:a><text:s text:c="2"/></text:p>
              </text:list-item>
            </text:list>
          </draw:text-box>
        </draw:frame>
        <presentation:notes draw:style-name="dp2">
          <draw:page-thumbnail draw:style-name="gr2"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Arial3" svg:font-family="Arial, sans-serif"/>
    <style:font-face style:name="Arial" svg:font-family="Arial" style:font-pitch="variable"/>
    <style:font-face style:name="Arial2" svg:font-family="Arial, sans-serif"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Dalmo-perfil" xlink:href="Pictures/10000000000002FC000003843D2715BE20AA776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fo:font-size="12pt" fo:language="pt" fo:country="BR" style:font-size-asian="12pt" style:language-asian="zh" style:country-asian="CN" style:font-size-complex="12pt" style:language-complex="hi" style:country-complex="IN"/>
    </style:style>
    <style:style style:name="Link_20_da_20_Internet" style:display-name="Link da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Ênfase_20_forte" style:display-name="Ênfase forte" style:family="graphic">
      <style:paragraph-properties style:text-autospace="none"/>
      <style:text-properties fo:font-weight="bold" style:font-weight-complex="bold"/>
    </style:style>
    <style:style style:name="Citações" style:family="graphic">
      <style:paragraph-properties fo:margin-left="1.764cm" fo:margin-right="1.764cm" fo:margin-top="0cm" fo:margin-bottom="0.88cm" fo:text-indent="0cm" style:text-autospace="none"/>
    </style:style>
    <style:style style:name="Corpo_20_do_20_texto" style:display-name="Corpo do texto" style:family="graphic">
      <style:paragraph-properties fo:margin-top="0cm" fo:margin-bottom="0.88cm" fo:line-height="115%" style:text-autospace="none"/>
    </style:style>
    <style:style style:name="Título_20_de_20_tabela" style:display-name="Título de tabela" style:family="graphic">
      <style:paragraph-properties fo:text-align="center" style:text-autospace="none"/>
      <style:text-properties fo:font-weight="bold" style:font-weight-asian="bold" style:font-weight-complex="bold"/>
    </style:style>
    <style:style style:name="Conteúdo_20_da_20_tabela" style:display-name="Conteúdo da tabela" style:family="graphic">
      <style:paragraph-properties style:text-autospace="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8</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8</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2-17T14:03:27.917000000</dc:date>
    <dc:creator>Dalmo Silva Mendes</dc:creator>
    <meta:editing-duration>PT40M4S</meta:editing-duration>
    <meta:editing-cycles>14</meta:editing-cycles>
    <meta:generator>LibreOffice/7.1.1.2$Windows_X86_64 LibreOffice_project/fe0b08f4af1bacafe4c7ecc87ce55bb426164676</meta:generator>
    <meta:document-statistic meta:object-count="94"/>
  </office:meta>
</office:document-meta>
</file>